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ffcc" draw:textarea-horizontal-align="center" draw:textarea-vertical-align="middle"/>
    </style:style>
    <style:style style:name="gr2" style:family="graphic" style:parent-style-name="standard">
      <style:graphic-properties draw:fill="solid" draw:fill-color="#ff6633" draw:textarea-horizontal-align="center" draw:textarea-vertical-align="middle"/>
    </style:style>
    <style:style style:name="gr3" style:family="graphic" style:parent-style-name="objectwithoutfill">
      <style:graphic-properties draw:fill="solid" draw:fill-color="#3deb3d" draw:textarea-horizontal-align="center" draw:textarea-vertical-align="top" draw:shadow="hidden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rect draw:style-name="gr1" draw:text-style-name="P1" draw:layer="layout" svg:width="18.415cm" svg:height="2.54cm" svg:x="6.35cm" svg:y="11.23cm">
          <text:p text:style-name="P1">Java standard APIs</text:p>
        </draw:rect>
        <draw:rect draw:style-name="gr2" draw:text-style-name="P1" draw:layer="layout" svg:width="6.35cm" svg:height="2.54cm" svg:x="6.35cm" svg:y="8.255cm">
          <text:p text:style-name="P1">JRebel inner APIs</text:p>
        </draw:rect>
        <draw:rect draw:style-name="gr1" draw:text-style-name="P1" draw:layer="layout" svg:width="6.35cm" svg:height="2.54cm" svg:x="6.35cm" svg:y="5.38cm">
          <text:p text:style-name="P1">JRebel SDK</text:p>
        </draw:rect>
        <draw:rect draw:style-name="gr1" draw:text-style-name="P1" draw:layer="layout" svg:width="6.04cm" svg:height="5.38cm" svg:x="13.01cm" svg:y="5.415cm">
          <text:p text:style-name="P1">Everything else</text:p>
          <text:p text:style-name="P1">loaded in the JVM</text:p>
        </draw:rect>
        <draw:polygon draw:style-name="gr3" draw:text-style-name="P1" draw:layer="layout" svg:width="18.414cm" svg:height="8.889cm" svg:x="6.35cm" svg:y="1.905cm" svg:viewBox="0 0 18415 8890" draw:points="0,3175 13335,3175 13335,8890 18415,8890 18415,0 0,0">
          <text:p text:style-name="P1"/>
          <text:p text:style-name="P1"/>
          <text:p text:style-name="P1">Custom JRebel plugin</text:p>
        </draw:polygon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Sander S.</meta:initial-creator>
    <meta:creation-date>2010-08-18T15:26:41</meta:creation-date>
    <meta:editing-duration>PT00H07M53S</meta:editing-duration>
    <meta:editing-cycles>3</meta:editing-cycles>
    <dc:date>2010-08-18T15:34:29</dc:date>
    <dc:creator>Sander S.</dc:creator>
    <meta:generator>OpenOffice.org/3.1$Linux OpenOffice.org_project/310m19$Build-9420</meta:generator>
    <meta:document-statistic meta:object-count="28"/>
  </office:meta>
</office:document-meta>
</file>